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loext:graphic-properties draw:fill="solid" draw:fill-color="#1e1f22"/>
      <style:paragraph-properties fo:orphans="2" fo:widows="2" fo:background-color="#1e1f2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" style:family="paragraph" style:parent-style-name="Heading_20_1">
      <style:paragraph-properties fo:line-height="0.483cm"/>
    </style:style>
    <style:style style:name="P3" style:family="paragraph" style:parent-style-name="Heading_20_1">
      <style:paragraph-properties fo:margin-left="0.233cm" fo:margin-right="1.983cm" fo:text-align="justify" style:justify-single-word="false" fo:text-indent="0cm" style:auto-text-indent="false"/>
    </style:style>
    <style:style style:name="P4" style:family="paragraph" style:parent-style-name="Heading_20_1">
      <style:paragraph-properties fo:margin-left="0.233cm" fo:margin-right="11.815cm" fo:margin-top="0.159cm" fo:margin-bottom="0cm" style:contextual-spacing="false" fo:line-height="200%" fo:text-indent="0cm" style:auto-text-indent="false"/>
    </style:style>
    <style:style style:name="P5" style:family="paragraph" style:parent-style-name="Standard">
      <style:paragraph-properties fo:margin-left="0.233cm" fo:margin-right="0cm" fo:line-height="0.483cm" fo:text-indent="0cm" style:auto-text-indent="false"/>
    </style:style>
    <style:style style:name="P6" style:family="paragraph" style:parent-style-name="Standard">
      <style:paragraph-properties fo:margin-left="0.233cm" fo:margin-right="0cm" fo:text-align="justify" style:justify-single-word="false" fo:text-indent="0cm" style:auto-text-indent="false"/>
    </style:style>
    <style:style style:name="P7" style:family="paragraph" style:parent-style-name="Standard">
      <loext:graphic-properties draw:fill="solid" draw:fill-color="#1e1f22"/>
      <style:paragraph-properties fo:orphans="2" fo:widows="2" fo:background-color="#1e1f2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8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9" style:family="paragraph" style:parent-style-name="Standard">
      <loext:graphic-properties draw:fill="solid" draw:fill-color="#1e1f22"/>
      <style:paragraph-properties fo:orphans="2" fo:widows="2" fo:background-color="#1e1f2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7a7e85" loext:opacity="100%" style:font-name="Courier New" fo:font-size="10pt" style:font-size-asian="10pt" style:language-asian="ru" style:country-asian="RU" style:font-name-complex="Courier New1" style:font-size-complex="10pt"/>
    </style:style>
    <style:style style:name="P10" style:family="paragraph" style:parent-style-name="Standard">
      <style:paragraph-properties fo:margin-left="0.233cm" fo:margin-right="0cm" fo:margin-top="0.007cm" fo:margin-bottom="0cm" style:contextual-spacing="false" fo:text-indent="0cm" style:auto-text-indent="false"/>
    </style:style>
    <style:style style:name="P11" style:family="paragraph" style:parent-style-name="Standard">
      <style:paragraph-properties fo:margin-left="0.233cm" fo:margin-right="0cm" fo:text-indent="0cm" style:auto-text-indent="false"/>
    </style:style>
    <style:style style:name="P12" style:family="paragraph" style:parent-style-name="Standard">
      <style:paragraph-properties fo:margin-left="0.233cm" fo:margin-right="0cm" fo:margin-top="0.335cm" fo:margin-bottom="0cm" style:contextual-spacing="false" fo:text-indent="0cm" style:auto-text-indent="false"/>
    </style:style>
    <style:style style:name="P13" style:family="paragraph" style:parent-style-name="Standard">
      <style:text-properties fo:font-size="12pt" style:font-size-asian="12pt"/>
    </style:style>
    <style:style style:name="P14" style:family="paragraph" style:parent-style-name="Standard">
      <style:paragraph-properties fo:margin-left="0.233cm" fo:margin-right="0cm" fo:line-height="0.385cm" fo:text-indent="0cm" style:auto-text-indent="false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margin-left="0.233cm" fo:margin-right="0cm" fo:line-height="0.385cm" fo:text-indent="0cm" style:auto-text-indent="false"/>
    </style:style>
    <style:style style:name="P16" style:family="paragraph" style:parent-style-name="Standard" style:master-page-name="Converted4">
      <style:paragraph-properties fo:margin-left="0.233cm" fo:margin-right="0cm" fo:line-height="0.385cm" fo:text-indent="0cm" style:auto-text-indent="false" style:page-number="auto"/>
    </style:style>
    <style:style style:name="P17" style:family="paragraph" style:parent-style-name="Standard">
      <style:paragraph-properties fo:margin-left="0.233cm" fo:margin-right="0cm" fo:line-height="0.385cm" fo:text-indent="0cm" style:auto-text-indent="false"/>
      <style:text-properties officeooo:paragraph-rsid="000bb1d5"/>
    </style:style>
    <style:style style:name="P18" style:family="paragraph" style:parent-style-name="Standard">
      <style:paragraph-properties fo:margin-left="0.233cm" fo:margin-right="0cm" fo:text-indent="0cm" style:auto-text-indent="false"/>
      <style:text-properties officeooo:rsid="000bb1d5" officeooo:paragraph-rsid="000bb1d5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0bb1d5" officeooo:paragraph-rsid="000bb1d5"/>
    </style:style>
    <style:style style:name="P20" style:family="paragraph" style:parent-style-name="Text_20_body" style:master-page-name="Standard">
      <style:paragraph-properties fo:margin-left="8.885cm" fo:margin-right="0cm" fo:margin-top="0.123cm" fo:margin-bottom="0cm" style:contextual-spacing="false" fo:text-indent="0cm" style:auto-text-indent="false" style:page-number="auto"/>
    </style:style>
    <style:style style:name="P21" style:family="paragraph" style:parent-style-name="Text_20_body">
      <style:paragraph-properties fo:margin-left="8.885cm" fo:margin-right="0cm" fo:margin-top="0.161cm" fo:margin-bottom="0cm" style:contextual-spacing="false" fo:text-indent="0cm" style:auto-text-indent="false"/>
    </style:style>
    <style:style style:name="P22" style:family="paragraph" style:parent-style-name="Text_20_body">
      <style:paragraph-properties fo:margin-top="0.007cm" fo:margin-bottom="0cm" style:contextual-spacing="false"/>
      <style:text-properties fo:font-size="12pt" style:font-size-asian="12pt"/>
    </style:style>
    <style:style style:name="P23" style:family="paragraph" style:parent-style-name="Text_20_body">
      <style:paragraph-properties fo:margin-top="0.009cm" fo:margin-bottom="0cm" style:contextual-spacing="false"/>
      <style:text-properties fo:font-size="12pt" style:font-size-asian="12pt"/>
    </style:style>
    <style:style style:name="P24" style:family="paragraph" style:parent-style-name="Text_20_body">
      <style:text-properties fo:font-size="12pt" fo:font-weight="bold" style:font-size-asian="12pt" style:font-weight-asian="bold"/>
    </style:style>
    <style:style style:name="P25" style:family="paragraph" style:parent-style-name="Text_20_body">
      <style:text-properties fo:font-weight="bold" style:font-weight-asian="bold"/>
    </style:style>
    <style:style style:name="P26" style:family="paragraph" style:parent-style-name="Text_20_body">
      <style:paragraph-properties fo:margin-top="0.012cm" fo:margin-bottom="0cm" style:contextual-spacing="false"/>
      <style:text-properties fo:font-size="11pt" fo:font-weight="bold" style:font-size-asian="11pt" style:font-weight-asian="bold"/>
    </style:style>
    <style:style style:name="P27" style:family="paragraph" style:parent-style-name="Text_20_body">
      <style:paragraph-properties fo:margin-left="0.049cm" fo:margin-right="12.095cm" fo:margin-top="0.004cm" fo:margin-bottom="0cm" style:contextual-spacing="false" fo:text-indent="0.356cm" style:auto-text-indent="false"/>
    </style:style>
    <style:style style:name="P28" style:family="paragraph" style:parent-style-name="Text_20_body">
      <style:paragraph-properties fo:margin-left="0.183cm" fo:margin-right="0cm" fo:text-indent="0cm" style:auto-text-indent="false"/>
    </style:style>
    <style:style style:name="P29" style:family="paragraph" style:parent-style-name="Text_20_body">
      <style:paragraph-properties fo:margin-top="0.012cm" fo:margin-bottom="0cm" style:contextual-spacing="false"/>
      <style:text-properties fo:font-size="10.5pt" fo:font-weight="bold" style:font-size-asian="10.5pt" style:font-weight-asian="bold"/>
    </style:style>
    <style:style style:name="P30" style:family="paragraph" style:parent-style-name="Text_20_body">
      <style:paragraph-properties fo:margin-top="0.007cm" fo:margin-bottom="0cm" style:contextual-spacing="false"/>
      <style:text-properties fo:font-size="10.5pt" fo:font-weight="bold" style:font-size-asian="10.5pt" style:font-weight-asian="bold"/>
    </style:style>
    <style:style style:name="P31" style:family="paragraph" style:parent-style-name="Text_20_body">
      <style:text-properties fo:font-size="13pt" fo:language="en" fo:country="US" style:font-size-asian="13pt"/>
    </style:style>
    <style:style style:name="P32" style:family="paragraph" style:parent-style-name="Text_20_body">
      <style:paragraph-properties fo:margin-left="0.406cm" fo:margin-right="0cm" fo:margin-top="0.002cm" fo:margin-bottom="0cm" style:contextual-spacing="false" fo:text-indent="0cm" style:auto-text-indent="false"/>
    </style:style>
    <style:style style:name="P33" style:family="paragraph" style:parent-style-name="Text_20_body">
      <style:paragraph-properties fo:margin-top="0.012cm" fo:margin-bottom="0cm" style:contextual-spacing="false"/>
    </style:style>
    <style:style style:name="T1" style:family="text">
      <style:text-properties fo:letter-spacing="-0.019cm"/>
    </style:style>
    <style:style style:name="T2" style:family="text">
      <style:text-properties fo:letter-spacing="-0.018cm"/>
    </style:style>
    <style:style style:name="T3" style:family="text">
      <style:text-properties fo:letter-spacing="-0.014cm"/>
    </style:style>
    <style:style style:name="T4" style:family="text">
      <style:text-properties fo:letter-spacing="-0.016cm"/>
    </style:style>
    <style:style style:name="T5" style:family="text">
      <style:text-properties fo:letter-spacing="-0.004cm"/>
    </style:style>
    <style:style style:name="T6" style:family="text">
      <style:text-properties fo:letter-spacing="-0.007cm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letter-spacing="-0.009cm" fo:font-weight="bold" style:font-size-asian="12pt" style:font-weight-asian="bold"/>
    </style:style>
    <style:style style:name="T9" style:family="text">
      <style:text-properties fo:font-size="12pt" fo:letter-spacing="-0.009cm" style:font-size-asian="12pt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fo:letter-spacing="-0.014cm" fo:font-weight="bold" style:font-size-asian="12pt" style:font-weight-asian="bold"/>
    </style:style>
    <style:style style:name="T12" style:family="text">
      <style:text-properties fo:font-size="12pt" fo:letter-spacing="-0.014cm" style:font-size-asian="12pt"/>
    </style:style>
    <style:style style:name="T13" style:family="text">
      <style:text-properties fo:font-size="12pt" fo:font-style="italic" fo:font-weight="bold" style:font-size-asian="12pt" style:font-style-asian="italic" style:font-weight-asian="bold"/>
    </style:style>
    <style:style style:name="T14" style:family="text">
      <style:text-properties fo:font-size="12pt" fo:letter-spacing="-0.018cm" fo:font-weight="bold" style:font-size-asian="12pt" style:font-weight-asian="bold"/>
    </style:style>
    <style:style style:name="T15" style:family="text">
      <style:text-properties fo:font-size="12pt" fo:letter-spacing="-0.016cm" fo:font-weight="bold" style:font-size-asian="12pt" style:font-weight-asian="bold"/>
    </style:style>
    <style:style style:name="T16" style:family="text">
      <style:text-properties fo:font-size="12pt" fo:language="en" fo:country="US" style:font-size-asian="12pt"/>
    </style:style>
    <style:style style:name="T17" style:family="text">
      <style:text-properties fo:font-size="12pt" fo:language="en" fo:country="US" officeooo:rsid="000bb1d5" style:font-size-asian="12pt"/>
    </style:style>
    <style:style style:name="T18" style:family="text">
      <style:text-properties fo:font-size="12pt" fo:letter-spacing="-0.007cm" fo:font-weight="bold" style:font-size-asian="12pt" style:font-weight-asian="bold"/>
    </style:style>
    <style:style style:name="T19" style:family="text">
      <style:text-properties fo:font-size="12pt" fo:letter-spacing="-0.007cm" style:font-size-asian="12pt"/>
    </style:style>
    <style:style style:name="T20" style:family="text">
      <style:text-properties fo:font-size="12pt" fo:letter-spacing="-0.012cm" style:font-size-asian="12pt"/>
    </style:style>
    <style:style style:name="T21" style:family="text">
      <style:text-properties fo:font-size="12pt" fo:letter-spacing="-0.012cm" fo:font-weight="bold" style:font-size-asian="12pt" style:font-weight-asian="bold"/>
    </style:style>
    <style:style style:name="T22" style:family="text">
      <style:text-properties fo:font-size="12pt" fo:letter-spacing="-0.005cm" style:font-size-asian="12pt"/>
    </style:style>
    <style:style style:name="T23" style:family="text">
      <style:text-properties fo:font-size="12pt" fo:letter-spacing="-0.011cm" style:font-size-asian="12pt"/>
    </style:style>
    <style:style style:name="T24" style:family="text">
      <style:text-properties fo:font-size="12pt" fo:letter-spacing="-0.011cm" fo:font-weight="bold" style:font-size-asian="12pt" style:font-weight-asian="bold"/>
    </style:style>
    <style:style style:name="T25" style:family="text">
      <style:text-properties fo:letter-spacing="-0.101cm"/>
    </style:style>
    <style:style style:name="T26" style:family="text">
      <style:text-properties fo:letter-spacing="-0.009cm"/>
    </style:style>
    <style:style style:name="T27" style:family="text">
      <style:text-properties fo:letter-spacing="-0.011cm"/>
    </style:style>
    <style:style style:name="T28" style:family="text">
      <style:text-properties fo:letter-spacing="-0.102cm"/>
    </style:style>
    <style:style style:name="T29" style:family="text">
      <style:text-properties fo:letter-spacing="-0.002cm"/>
    </style:style>
    <style:style style:name="T30" style:family="text">
      <style:text-properties fo:color="#5f826b" loext:opacity="100%" style:font-name="Courier New" fo:font-size="10pt" fo:font-style="italic" style:font-size-asian="10pt" style:language-asian="ru" style:country-asian="RU" style:font-style-asian="italic" style:font-name-complex="Courier New1" style:font-size-complex="10pt" style:font-style-complex="italic"/>
    </style:style>
    <style:style style:name="T31" style:family="text">
      <style:text-properties fo:color="#bcbec4" loext:opacity="100%" style:font-name="Courier New" fo:font-size="10pt" style:font-size-asian="10pt" style:language-asian="ru" style:country-asian="RU" style:font-name-complex="Courier New1" style:font-size-complex="10pt"/>
    </style:style>
    <style:style style:name="T3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7a7e85" loext:opacity="100%" style:font-name="Courier New" fo:font-size="10pt" style:font-size-asian="10pt" style:language-asian="ru" style:country-asian="RU" style:font-name-complex="Courier New1" style:font-size-complex="10pt"/>
    </style:style>
    <style:style style:name="T34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7a7e85" loext:opacity="100%" style:font-name="JetBrains Mono" fo:font-size="10pt" fo:font-style="normal" fo:font-weight="normal" style:font-size-asian="10pt" style:language-asian="ru" style:country-asian="RU" style:font-style-asian="normal" style:font-weight-asian="normal" style:font-name-complex="Courier New1" style:font-size-complex="10pt"/>
    </style:style>
    <style:style style:name="T36" style:family="text">
      <style:text-properties fo:letter-spacing="-0.021cm"/>
    </style:style>
    <style:style style:name="T37" style:family="text">
      <style:text-properties fo:letter-spacing="-0.005cm"/>
    </style:style>
    <style:style style:name="T38" style:family="text">
      <style:text-properties fo:font-size="24pt" fo:language="en" fo:country="US" fo:font-style="italic" fo:font-weight="bold" style:font-size-asian="24pt" style:font-style-asian="italic" style:font-weight-asian="bold" style:font-size-complex="24pt" style:font-style-complex="italic"/>
    </style:style>
    <style:style style:name="T39" style:family="text">
      <style:text-properties fo:font-size="24pt" fo:font-style="italic" fo:font-weight="bold" style:font-size-asian="24pt" style:font-style-asian="italic" style:font-weight-asian="bold" style:font-size-complex="24pt" style:font-style-complex="italic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fo:color="#cf8e6d" loext:opacity="100%" style:font-name="Courier New" fo:font-size="10pt" style:font-size-asian="10pt" style:language-asian="ru" style:country-asian="RU" style:font-name-complex="Courier New1" style:font-size-complex="10pt"/>
    </style:style>
    <style:style style:name="T4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56a8f5" loext:opacity="100%" style:font-name="Courier New" fo:font-size="10pt" style:font-size-asian="10pt" style:language-asian="ru" style:country-asian="RU" style:font-name-complex="Courier New1" style:font-size-complex="10pt"/>
    </style:style>
    <style:style style:name="T44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2aacb8" loext:opacity="100%" style:font-name="Courier New" fo:font-size="10pt" style:font-size-asian="10pt" style:language-asian="ru" style:country-asian="RU" style:font-name-complex="Courier New1" style:font-size-complex="10pt"/>
    </style:style>
    <style:style style:name="T4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8888c6" loext:opacity="100%" style:font-name="Courier New" fo:font-size="10pt" style:font-size-asian="10pt" style:language-asian="ru" style:country-asian="RU" style:font-name-complex="Courier New1" style:font-size-complex="10pt"/>
    </style:style>
    <style:style style:name="T48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6aab73" loext:opacity="100%" style:font-name="Courier New" fo:font-size="10pt" style:font-size-asian="10pt" style:language-asian="ru" style:country-asian="RU" style:font-name-complex="Courier New1" style:font-size-complex="10pt"/>
    </style:style>
    <style:style style:name="T50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language="en" fo:country="US"/>
    </style:style>
    <style:style style:name="T52" style:family="text">
      <style:text-properties fo:color="#6f737a" loext:opacity="100%" style:font-name="Courier New" fo:font-size="10pt" style:font-size-asian="10pt" style:language-asian="ru" style:country-asian="RU" style:font-name-complex="Courier New1" style:font-size-complex="10pt"/>
    </style:style>
    <style:style style:name="T53" style:family="text">
      <style:text-properties fo:color="#aa4926" loext:opacity="100%" style:font-name="Courier New" fo:font-size="10pt" style:font-size-asian="10pt" style:language-asian="ru" style:country-asian="RU" style:font-name-complex="Courier New1" style:font-size-complex="10pt"/>
    </style:style>
    <style:style style:name="T54" style:family="text">
      <style:text-properties officeooo:rsid="000bb1d5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fo:background-color="#1e1f21" style:background-transparency="0%" draw:fill="solid" draw:fill-color="#1e1f21" draw:opacity="10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0">Студент<text:span text:style-name="T1"> </text:span>группы<text:span text:style-name="T2"> </text:span>ИС-22<text:span text:style-name="T3"> </text:span>Зоренко<text:span text:style-name="T4"> </text:span>Константин<text:span text:style-name="T1"> </text:span>Сергеевич.</text:p>
        <text:p text:style-name="P22"/>
        <text:h text:style-name="P2" text:outline-level="1">Практическое<text:span text:style-name="T5"> </text:span>занятие<text:span text:style-name="T6"> </text:span>№<text:span text:style-name="T5"> </text:span>5</text:h>
        <text:p text:style-name="P5"><text:span text:style-name="T7">Тема:</text:span><text:span text:style-name="T8"> составление программ с функциями в IDE PyCharm Community.</text:span></text:p>
        <text:p text:style-name="P23"/>
        <text:h text:style-name="P3" text:outline-level="1">Цель: закрепить усвоенные знания, понятия, алгоритмы, основные принципы составления программ, приобрести навыки составление программ с функциями в IDE PyCharm Community.</text:h>
        <text:p text:style-name="P24"/>
        <text:p text:style-name="P6"><text:span text:style-name="T7">Постановка</text:span><text:span text:style-name="T11"> </text:span><text:span text:style-name="T7">задачи:</text:span></text:p>
        <text:p text:style-name="P7"><text:span text:style-name="T30">1)'''Сортировка для (N) чисел по убыванию'''</text:span></text:p>
        <text:p text:style-name="P9"/>
        <text:p text:style-name="P9"/>
        <text:p text:style-name="P9"/>
        <text:p text:style-name="P7"><text:span text:style-name="T33">2)# Составить функцию, которая выполнит суммирования числового ряда</text:span></text:p>
        <text:p text:style-name="P25"/>
        <text:p text:style-name="P25"/>
        <text:p text:style-name="P26"/>
        <text:h text:style-name="P4" text:outline-level="1">Тип<text:span text:style-name="T36"> </text:span>алгоритма:<text:span text:style-name="T1"> </text:span>ветвящейс<text:span text:style-name="T54">я</text:span></text:h>
      </text:section>
      <text:p text:style-name="P21">Студент<text:span text:style-name="T1"> </text:span>группы<text:span text:style-name="T2"> </text:span>ИС-22<text:span text:style-name="T3"> </text:span>Зоренко<text:span text:style-name="T4"> </text:span>Константин<text:span text:style-name="T1"> </text:span>Сергеевич.</text:p>
      <text:p text:style-name="P10"><text:span text:style-name="T13">PZ_5.1</text:span></text:p>
      <text:h text:style-name="Heading_20_1" text:outline-level="1">Текст<text:span text:style-name="T3"> </text:span>программы:</text:h>
      <text:p text:style-name="P28"><draw:frame draw:style-name="fr1" draw:name="Врезка1" text:anchor-type="as-char" svg:width="17.106cm" svg:height="10.432cm" draw:z-index="1"><draw:text-box><text:p text:style-name="P8"><text:span text:style-name="T35"># </text:span><text:span text:style-name="T34">Составить функцию, которая выполнит суммирования числового ряда</text:span><text:line-break/><text:span text:style-name="T32">N = </text:span><text:span text:style-name="T48">int</text:span><text:span text:style-name="T32">(</text:span><text:span text:style-name="T48">input</text:span><text:span text:style-name="T32">(</text:span><text:span text:style-name="T50">"Сколько чисел вы хотите суммировать?: "</text:span><text:span text:style-name="T32">))</text:span><text:line-break/><text:span text:style-name="T42">def </text:span><text:span text:style-name="T44">SlistDigit</text:span><text:span text:style-name="T32">():</text:span><text:line-break/><text:span text:style-name="T32"> <text:s text:c="3"/>SDigit = </text:span><text:span text:style-name="T46">0</text:span><text:line-break/><text:span text:style-name="T46"> <text:s text:c="3"/></text:span><text:span text:style-name="T32">My_row_list = [</text:span><text:span text:style-name="T48">int</text:span><text:span text:style-name="T32">(</text:span><text:span text:style-name="T48">input</text:span><text:span text:style-name="T32">()) </text:span><text:span text:style-name="T42">for </text:span><text:span text:style-name="T32">_ </text:span><text:span text:style-name="T42">in </text:span><text:span text:style-name="T48">range</text:span><text:span text:style-name="T32">(N)]</text:span><text:line-break/><text:span text:style-name="T32"> <text:s text:c="3"/></text:span><text:span text:style-name="T42">for </text:span><text:span text:style-name="T32">digit </text:span><text:span text:style-name="T42">in </text:span><text:span text:style-name="T32">My_row_list:</text:span><text:line-break/><text:span text:style-name="T32"> <text:s text:c="7"/>SDigit += digit</text:span><text:line-break/><text:span text:style-name="T32"> <text:s text:c="3"/></text:span><text:span text:style-name="T48">print</text:span><text:span text:style-name="T32">(SDigit)</text:span><text:line-break/><text:span text:style-name="T32">SlistDigit()</text:span></text:p><text:p text:style-name="P7"><text:span text:style-name="T31"/></text:p></draw:text-box></draw:frame></text:p>
      <text:p text:style-name="P25"/>
      <text:p text:style-name="P29"/>
      <text:p text:style-name="P11"><text:span text:style-name="T7">Протокол</text:span><text:span text:style-name="T14"> </text:span><text:span text:style-name="T7">работы</text:span><text:span text:style-name="T15"> </text:span><text:span text:style-name="T7">программы:</text:span></text:p>
      <text:p text:style-name="P33"><text:span text:style-name="T16">/home/student/Документы/Zorenko_Py/venv/bin/python /home/student/Документы/Zorenko_Py/PZ_5/PZ_5.1.py </text:span></text:p>
      <text:p text:style-name="P33"><text:span text:style-name="T16">Сколько чисел вы хотите суммировать?: 13</text:span></text:p>
      <text:p text:style-name="P33"><text:span text:style-name="T16">234</text:span></text:p>
      <text:p text:style-name="P33"><text:span text:style-name="T16">235</text:span></text:p>
      <text:p text:style-name="P33"><text:span text:style-name="T16">2</text:span></text:p>
      <text:p text:style-name="P33"><text:span text:style-name="T16">26</text:span></text:p>
      <text:p text:style-name="P33"><text:soft-page-break/><text:span text:style-name="T16">2</text:span></text:p>
      <text:p text:style-name="P33"><text:span text:style-name="T16">2</text:span></text:p>
      <text:p text:style-name="P33"><text:span text:style-name="T16">22</text:span></text:p>
      <text:p text:style-name="P33"><text:span text:style-name="T16">2</text:span></text:p>
      <text:p text:style-name="P33"><text:span text:style-name="T16">2</text:span></text:p>
      <text:p text:style-name="P33"><text:span text:style-name="T16">2</text:span></text:p>
      <text:p text:style-name="P33"><text:span text:style-name="T16">2</text:span></text:p>
      <text:p text:style-name="P33"><text:span text:style-name="T16">2</text:span></text:p>
      <text:p text:style-name="P33"><text:span text:style-name="T16">2</text:span></text:p>
      <text:p text:style-name="P33"><text:span text:style-name="T16">535</text:span></text:p>
      <text:p text:style-name="P33"><text:span text:style-name="T16"/></text:p>
      <text:p text:style-name="P33"><text:span text:style-name="T16">Process finished with exit code </text:span><text:span text:style-name="T17">0</text:span></text:p>
      <text:p text:style-name="P31"/>
      <text:p text:style-name="P31"/>
      <text:p text:style-name="P12"><text:span text:style-name="T13">PZ_5.2</text:span></text:p>
      <text:h text:style-name="Heading_20_1" text:outline-level="1">Текст<text:span text:style-name="T3"> </text:span>программы:</text:h>
      <text:p text:style-name="P28"><draw:frame draw:style-name="fr1" draw:name="Врезка2" text:anchor-type="as-char" svg:width="17.106cm" svg:height="13.473cm" draw:z-index="0"><draw:text-box><text:p text:style-name="P1"><text:span text:style-name="T41">def </text:span><text:span text:style-name="T43">SortDec3</text:span><text:span text:style-name="T31">(</text:span><text:span text:style-name="T52">A</text:span><text:span text:style-name="T31">,</text:span><text:span text:style-name="T52">B</text:span><text:span text:style-name="T31">,</text:span><text:span text:style-name="T52">C</text:span><text:span text:style-name="T31">):<text:line-break/> </text:span><text:span text:style-name="T30">'''Сортировка для (N) чисел по убыванию''' <text:line-break/></text:span><text:span text:style-name="T31">N = </text:span><text:span text:style-name="T47">int</text:span><text:span text:style-name="T31">(</text:span><text:span text:style-name="T47">input</text:span><text:span text:style-name="T31">(</text:span><text:span text:style-name="T49">"Введите сколько чисел вы хотите отсортировать и внести в список: "</text:span><text:span text:style-name="T31">)) <text:s text:c="2"/><text:line-break/>my_SortList = []<text:line-break/>my_SortList = [</text:span><text:span text:style-name="T47">int</text:span><text:span text:style-name="T31">(</text:span><text:span text:style-name="T47">input</text:span><text:span text:style-name="T31">()) </text:span><text:span text:style-name="T41">for </text:span><text:span text:style-name="T31">_ </text:span><text:span text:style-name="T41">in </text:span><text:span text:style-name="T47">range</text:span><text:span text:style-name="T31">(N)]<text:line-break/></text:span><text:span text:style-name="T47">print</text:span><text:span text:style-name="T31">(</text:span><text:span text:style-name="T49">'-' </text:span><text:span text:style-name="T31">* </text:span><text:span text:style-name="T45">20</text:span><text:span text:style-name="T31">)<text:line-break/></text:span><text:span text:style-name="T47">print</text:span><text:span text:style-name="T31">(</text:span><text:span text:style-name="T49">"ДО СОРТИРОВКИ: "</text:span><text:span text:style-name="T31">, my_SortList)<text:line-break/>my_SortList.sort(</text:span><text:span text:style-name="T53">reverse</text:span><text:span text:style-name="T31">=</text:span><text:span text:style-name="T41">True</text:span><text:span text:style-name="T31">)<text:line-break/><text:line-break/></text:span><text:span text:style-name="T47">print</text:span><text:span text:style-name="T31">(</text:span><text:span text:style-name="T49">"ПОСЛЕ СОРТИРОВКИ: "</text:span><text:span text:style-name="T31">, my_SortList)<text:line-break/></text:span><text:span text:style-name="T47">print</text:span><text:span text:style-name="T31">(</text:span><text:span text:style-name="T49">'-' </text:span><text:span text:style-name="T31">* </text:span><text:span text:style-name="T45">20</text:span><text:span text:style-name="T31">)</text:span></text:p><text:p text:style-name="P32"/></draw:text-box></draw:frame></text:p>
      <text:p text:style-name="P25"/>
      <text:p text:style-name="P30"/>
      <text:p text:style-name="P11"><text:span text:style-name="T7">Протокол</text:span><text:span text:style-name="T14"> </text:span><text:span text:style-name="T7">работы</text:span><text:span text:style-name="T15"> </text:span><text:span text:style-name="T7">программы:</text:span></text:p>
      <text:p text:style-name="P11"><text:span text:style-name="T7">/home/student/Документы/Zorenko_Py/venv/bin/python /home/student/Документы/Zorenko_Py/PZ_5/PZ_5.2.py </text:span></text:p>
      <text:p text:style-name="P11"><text:span text:style-name="T7">Введите сколько чисел вы хотите отсортировать и внести в список: 10</text:span></text:p>
      <text:p text:style-name="P11"><text:span text:style-name="T7">2</text:span></text:p>
      <text:p text:style-name="P11"><text:span text:style-name="T7">4</text:span></text:p>
      <text:p text:style-name="P11"><text:span text:style-name="T7">1</text:span></text:p>
      <text:p text:style-name="P11"><text:span text:style-name="T7">5</text:span></text:p>
      <text:p text:style-name="P11"><text:span text:style-name="T7">2</text:span></text:p>
      <text:p text:style-name="P11"><text:soft-page-break/><text:span text:style-name="T7">6</text:span></text:p>
      <text:p text:style-name="P11"><text:span text:style-name="T7">2</text:span></text:p>
      <text:p text:style-name="P11"><text:span text:style-name="T7">5</text:span></text:p>
      <text:p text:style-name="P11"><text:span text:style-name="T7">1</text:span></text:p>
      <text:p text:style-name="P11"><text:span text:style-name="T7">5</text:span></text:p>
      <text:p text:style-name="P11"><text:span text:style-name="T7">--------------------</text:span></text:p>
      <text:p text:style-name="P11"><text:span text:style-name="T7">ДО СОРТИРОВКИ: <text:s/>[2, 4, 1, 5, 2, 6, 2, 5, 1, 5]</text:span></text:p>
      <text:p text:style-name="P11"><text:span text:style-name="T7">ПОСЛЕ СОРТИРОВКИ: <text:s/>[6, 5, 5, 5, 4, 2, 2, 2, 1, 1]</text:span></text:p>
      <text:p text:style-name="P11"><text:span text:style-name="T7">--------------------</text:span></text:p>
      <text:p text:style-name="P11"><text:span text:style-name="T7"/></text:p>
      <text:p text:style-name="P11"><text:span text:style-name="T7">Process finished with exit code 0</text:span></text:p>
      <text:p text:style-name="P19"/>
      <text:p text:style-name="P17"><text:span text:style-name="T7">Вывод:</text:span><text:span text:style-name="T18"> </text:span><text:span text:style-name="T10">в</text:span><text:span text:style-name="T9"> </text:span><text:span text:style-name="T10">процессе</text:span><text:span text:style-name="T19"> </text:span><text:span text:style-name="T10">выполнения</text:span><text:span text:style-name="T20"> </text:span><text:span text:style-name="T10">практического</text:span><text:span text:style-name="T19"> </text:span><text:span text:style-name="T10">занятия</text:span><text:span text:style-name="T22"> </text:span><text:span text:style-name="T10">выработал</text:span><text:span text:style-name="T9"> </text:span><text:span text:style-name="T10">навыки</text:span><text:span text:style-name="T22"> </text:span><text:span text:style-name="T10">составления</text:span></text:p>
      <text:p text:style-name="P18"><text:span text:style-name="T7">программ</text:span><text:span text:style-name="T11"> </text:span><text:span text:style-name="T7">ветвящейся</text:span><text:span text:style-name="T21"> </text:span><text:span text:style-name="T7">структуры</text:span><text:span text:style-name="T24"> </text:span><text:span text:style-name="T7">в</text:span><text:span text:style-name="T8"> </text:span><text:span text:style-name="T7">IDE</text:span><text:span text:style-name="T11"> </text:span><text:span text:style-name="T7">PyCharm</text:span><text:span text:style-name="T21"> </text:span><text:span text:style-name="T7">Community.</text:span></text:p>
      <text:p text:style-name="P16"><text:span text:style-name="T7">"C:\Program Files\Python312\python.exe" "C:\Users\User\Desktop\коды для активации автомата по манаковой\PZ_5.2 prov.py" </text:span></text:p>
      <text:p text:style-name="P15"><text:span text:style-name="T7">Введите сколько чисел вы хотите отсортировать и внести в список: 23</text:span></text:p>
      <text:p text:style-name="P15"><text:span text:style-name="T7">23</text:span></text:p>
      <text:p text:style-name="P15"><text:span text:style-name="T7">23</text:span></text:p>
      <text:p text:style-name="P15"><text:span text:style-name="T7">23</text:span></text:p>
      <text:p text:style-name="P15"><text:span text:style-name="T7">32</text:span></text:p>
      <text:p text:style-name="P15"><text:span text:style-name="T7">23</text:span></text:p>
      <text:p text:style-name="P15"><text:span text:style-name="T7">32</text:span></text:p>
      <text:p text:style-name="P15"><text:span text:style-name="T7">23</text:span></text:p>
      <text:p text:style-name="P15"><text:span text:style-name="T7">23</text:span></text:p>
      <text:p text:style-name="P15"><text:span text:style-name="T7">23</text:span></text:p>
      <text:p text:style-name="P15"><text:span text:style-name="T7">123</text:span></text:p>
      <text:p text:style-name="P15"><text:span text:style-name="T7">2113</text:span></text:p>
      <text:p text:style-name="P15"><text:span text:style-name="T7">2</text:span></text:p>
      <text:p text:style-name="P15"><text:span text:style-name="T7">13</text:span></text:p>
      <text:p text:style-name="P15"><text:span text:style-name="T7">123</text:span></text:p>
      <text:p text:style-name="P15"><text:span text:style-name="T7">23</text:span></text:p>
      <text:p text:style-name="P15"><text:span text:style-name="T7">232</text:span></text:p>
      <text:p text:style-name="P15"><text:span text:style-name="T7">32</text:span></text:p>
      <text:p text:style-name="P15"><text:span text:style-name="T7">32</text:span></text:p>
      <text:p text:style-name="P15"><text:span text:style-name="T7">32</text:span></text:p>
      <text:p text:style-name="P15"><text:span text:style-name="T7">323</text:span></text:p>
      <text:p text:style-name="P15"><text:span text:style-name="T7">23</text:span></text:p>
      <text:p text:style-name="P15"><text:span text:style-name="T7">23</text:span></text:p>
      <text:p text:style-name="P15"><text:span text:style-name="T7">23</text:span></text:p>
      <text:p text:style-name="P15"><text:span text:style-name="T7">--------------------</text:span></text:p>
      <text:p text:style-name="P15"><text:span text:style-name="T7">ДО СОРТИРОВКИ: <text:s/>[23, 23, 23, 32, 23, 32, 23, 23, 23, 123, 2113, 2, 13, 123, 23, 232, 32, 32, 32, 323, 23, 23, 23]</text:span></text:p>
      <text:p text:style-name="P15"><text:span text:style-name="T7">ПОСЛЕ СОРТИРОВКИ: <text:s/>[2113, 323, 232, 123, 123, 32, 32, 32, 32, 32, 23, 23, 23, 23, 23, 23, 23, 23, 23, 23, 23, 13, 2]</text:span></text:p>
      <text:p text:style-name="P15"><text:span text:style-name="T7">--------------------</text:span></text:p>
      <text:p text:style-name="P14"/>
      <text:p text:style-name="P15"><text:span text:style-name="T7">Process finished with exit code 0</text:span></text:p>
      <text:p text:style-name="P15"><text:span text:style-name="T7">Вывод:</text:span><text:span text:style-name="T18"> </text:span><text:span text:style-name="T10">в</text:span><text:span text:style-name="T9"> </text:span><text:span text:style-name="T10">процессе</text:span><text:span text:style-name="T19"> </text:span><text:span text:style-name="T10">выполнения</text:span><text:span text:style-name="T20"> </text:span><text:span text:style-name="T10">практического</text:span><text:span text:style-name="T19"> </text:span><text:span text:style-name="T10">занятия</text:span><text:span text:style-name="T22"> </text:span><text:span text:style-name="T10">выработал</text:span><text:span text:style-name="T9"> </text:span><text:span text:style-name="T10">навыки</text:span><text:span text:style-name="T22"> </text:span><text:span text:style-name="T10">составления</text:span></text:p>
      <text:p text:style-name="P11"><text:span text:style-name="T10">программ</text:span><text:span text:style-name="T12"> </text:span><text:span text:style-name="T10">ветвящейся</text:span><text:span text:style-name="T20"> </text:span><text:span text:style-name="T10">структуры</text:span><text:span text:style-name="T23"> </text:span><text:span text:style-name="T10">в</text:span><text:span text:style-name="T9"> </text:span><text:span text:style-name="T10">IDE</text:span><text:span text:style-name="T12"> </text:span><text:span text:style-name="T10">PyCharm</text:span><text:span text:style-name="T20"> </text:span><text:span text:style-name="T10">Commun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33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34cm" fo:margin-bottom="0.494cm" fo:margin-left="1.764cm" fo:margin-right="1.7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28cm" fo:margin-bottom="0.494cm" fo:margin-left="1.764cm" fo:margin-right="1.764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787cm" fo:margin-bottom="0.494cm" fo:margin-left="1.764cm" fo:margin-right="1.764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834cm" fo:margin-bottom="0.494cm" fo:margin-left="1.764cm" fo:margin-right="1.76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2" draw:style-name="Mdp1"/>
    <style:master-page style:name="Converted4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</meta:editing-cycles>
    <meta:creation-date>2023-12-04T10:53:00</meta:creation-date>
    <dc:date>2023-12-12T17:18:21.246750016</dc:date>
    <meta:editing-duration>PT7H27M8S</meta:editing-duration>
    <meta:generator>LibreOffice/7.3.7.2$Linux_X86_64 LibreOffice_project/30$Build-2</meta:generator>
    <meta:document-statistic meta:table-count="0" meta:image-count="0" meta:object-count="0" meta:page-count="4" meta:paragraph-count="87" meta:word-count="375" meta:character-count="2604" meta:non-whitespace-character-count="2277"/>
    <meta:user-defined meta:name="AppVersion">16.0000</meta:user-defined>
    <meta:user-defined meta:name="Created" meta:value-type="date">2023-10-31T00:00:00</meta:user-defined>
    <meta:user-defined meta:name="Creator">Microsoft® Word 2016</meta:user-defined>
    <meta:user-defined meta:name="LastSaved" meta:value-type="date">2023-12-04T00:00:00</meta:user-defined>
    <meta:template xlink:type="simple" xlink:actuate="onRequest" xlink:title="Normal.dotm" xlink:href=""/>
  </office:meta>
</office:document-meta>
</file>